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25-01-1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24-01-30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23-01-1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22-01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21-01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20-01-08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9-01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8-01-24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7-01-19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6-01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5-01-06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4-03-1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1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5-03-0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200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9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8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89</text:p>
          </table:table-cell>
          <table:table-cell office:value-type="string" calcext:value-type="string">
            <text:p>197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